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 Unicode" svg:font-family="'Lucida Sans Unicode', 'Lucida Grande',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fd5" officeooo:paragraph-rsid="0012efd5"/>
    </style:style>
    <style:style style:name="P2" style:family="paragraph" style:parent-style-name="Standard" style:list-style-name="L1">
      <style:text-properties officeooo:paragraph-rsid="0012efd5"/>
    </style:style>
    <style:style style:name="P3" style:family="paragraph" style:parent-style-name="Standard" style:list-style-name="L1">
      <style:text-properties officeooo:paragraph-rsid="0014c0f1"/>
    </style:style>
    <style:style style:name="P4" style:family="paragraph" style:parent-style-name="Standard" style:list-style-name="L1">
      <style:text-properties officeooo:paragraph-rsid="0015e11a"/>
    </style:style>
    <style:style style:name="P5" style:family="paragraph" style:parent-style-name="Standard">
      <style:text-properties officeooo:paragraph-rsid="0015e11a"/>
    </style:style>
    <style:style style:name="P6" style:family="paragraph" style:parent-style-name="Standard">
      <style:text-properties officeooo:paragraph-rsid="001744b1"/>
    </style:style>
    <style:style style:name="P7" style:family="paragraph" style:parent-style-name="Standard">
      <style:text-properties officeooo:paragraph-rsid="00185936"/>
    </style:style>
    <style:style style:name="T1" style:family="text">
      <style:text-properties officeooo:rsid="0012efd5"/>
    </style:style>
    <style:style style:name="T2" style:family="text">
      <style:text-properties fo:font-weight="bold" officeooo:rsid="0012efd5" style:font-weight-asian="bold" style:font-weight-complex="bold"/>
    </style:style>
    <style:style style:name="T3" style:family="text">
      <style:text-properties fo:font-weight="bold" officeooo:rsid="0014c0f1" style:font-weight-asian="bold" style:font-weight-complex="bold"/>
    </style:style>
    <style:style style:name="T4" style:family="text">
      <style:text-properties fo:font-weight="bold" officeooo:rsid="0015e11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efd5" style:font-weight-asian="normal" style:font-weight-complex="normal"/>
    </style:style>
    <style:style style:name="T7" style:family="text">
      <style:text-properties fo:font-weight="normal" officeooo:rsid="0014c0f1" style:font-weight-asian="normal" style:font-weight-complex="normal"/>
    </style:style>
    <style:style style:name="T8" style:family="text">
      <style:text-properties fo:font-weight="normal" officeooo:rsid="001744b1" style:font-weight-asian="normal" style:font-weight-complex="normal"/>
    </style:style>
    <style:style style:name="T9" style:family="text">
      <style:text-properties fo:font-weight="normal" officeooo:rsid="001833fc" style:font-weight-asian="normal" style:font-weight-complex="normal"/>
    </style:style>
    <style:style style:name="T10" style:family="text">
      <style:text-properties fo:font-weight="normal" officeooo:rsid="00185936" style:font-weight-asian="normal" style:font-weight-complex="normal"/>
    </style:style>
    <style:style style:name="T11" style:family="text">
      <style:text-properties fo:font-variant="normal" fo:text-transform="none" fo:color="#000000" style:font-name="Lucida Sans Unicode" fo:font-size="9.75pt" fo:letter-spacing="normal" fo:font-style="normal" fo:font-weight="normal" style:font-weight-asian="normal" style:font-weight-complex="normal"/>
    </style:style>
    <style:style style:name="T12" style:family="text">
      <style:text-properties fo:font-variant="normal" fo:text-transform="none" fo:color="#000000" style:font-name="Lucida Sans Unicode" fo:font-size="9.75pt" fo:letter-spacing="normal" fo:font-style="normal" fo:font-weight="normal" officeooo:rsid="0018593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FSI – Banking, Financial services and Insurance</text:p>
      <text:p text:style-name="P1"/>
      <text:list xml:id="list503994107692703694" text:style-name="L1">
        <text:list-item>
          <text:p text:style-name="P2"><text:span text:style-name="T1">BFSI is an industrial term for the companies that provide a range of products/services.</text:span></text:p>
        </text:list-item>
        <text:list-item>
          <text:p text:style-name="P2"><text:span text:style-name="T2">B</text:span><text:span text:style-name="T1">anking includes Retail, Commercial, Investment, Private and Universal Banking.</text:span></text:p>
        </text:list-item>
        <text:list-item>
          <text:p text:style-name="P3"><text:span text:style-name="T2">F</text:span><text:span text:style-name="T6">inancial</text:span><text:span text:style-name="T2"> s</text:span><text:span text:style-name="T6">ervices include stock-broking, payment gateways, MF etc.</text:span></text:p>
        </text:list-item>
        <text:list-item>
          <text:p text:style-name="P4"><text:span text:style-name="T3">I</text:span><text:span text:style-name="T7">nsurance covers both life and general insurance.</text:span></text:p>
        </text:list-item>
      </text:list>
      <text:p text:style-name="P5"><text:span text:style-name="T7"/></text:p>
      <text:p text:style-name="P5"><text:span text:style-name="T4">BANKING</text:span></text:p>
      <text:p text:style-name="P5"><text:span text:style-name="T4"/></text:p>
      <text:p text:style-name="P6"><text:span text:style-name="T8">Generally divided into 5 types as follows:</text:span></text:p>
      <text:p text:style-name="P6"><text:span text:style-name="T8">1 – Retail: This is your neighborhood friendly bank, ,where you do everyday transactional stuff.</text:span></text:p>
      <text:p text:style-name="P6"><text:span text:style-name="T8">2 – Commercial: Deaks with deposit and loan services provided to corporations or large/middle sized business.</text:span></text:p>
      <text:p text:style-name="P7"><text:span text:style-name="T8">3 – Investment: Assists individuals, large corporations </text:span><text:span text:style-name="T9">and governments and offer very specific investment services – trading, brokerage, acquisition support, etc.</text:span></text:p>
      <text:p text:style-name="P7"><text:span text:style-name="T10">4 – Private: Offer banking services to very wealthy individuals and their families.</text:span></text:p>
      <text:p text:style-name="P7"><text:span text:style-name="T10">5 – Universal: All of above mentioned types. They leverage on theeir presence in various banking domains to be more profitable. Ex, The retail bank will refer clients to the private bank if they see huge deposits in the account of the customer</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 Unicode" svg:font-family="'Lucida Sans Unicode', 'Lucida Grande',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7:13:15.931167349</meta:creation-date>
    <dc:date>2016-07-06T18:12:51.339433066</dc:date>
    <meta:editing-duration>PT9M10S</meta:editing-duration>
    <meta:editing-cycles>3</meta:editing-cycles>
    <meta:generator>LibreOffice/5.1.4.2$Linux_X86_64 LibreOffice_project/10m0$Build-2</meta:generator>
    <meta:document-statistic meta:table-count="0" meta:image-count="0" meta:object-count="0" meta:page-count="1" meta:paragraph-count="12" meta:word-count="158" meta:character-count="1078" meta:non-whitespace-character-count="929"/>
  </office:meta>
</office:document-meta>
</file>